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6882in"/>
    </style:style>
    <style:style style:name="Table22.C" style:family="table-column">
      <style:table-column-properties style:column-width="5.3229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1042in"/>
    </style:style>
    <style:style style:name="Table69.B" style:family="table-column">
      <style:table-column-properties style:column-width="1.2292in"/>
    </style:style>
    <style:style style:name="Table69.C" style:family="table-column">
      <style:table-column-properties style:column-width="2.1667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2292in"/>
    </style:style>
    <style:style style:name="Table97.B" style:family="table-column">
      <style:table-column-properties style:column-width="1.2701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background-color="#d0e0e3"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style:font-name-asian="Cambria1" style:font-name-complex="Cambria1"/>
    </style:style>
    <style:style style:name="T30" style:family="text">
      <style:text-properties style:text-position="super 58%" style:font-name="Cambria" fo:font-style="italic" style:font-name-asian="Cambria1" style:font-style-asian="italic"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version of </text:span><text:span text:style-name="T5">December 5, 2020</text:span><text:span text:style-name="T2">) contains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These labs are due at the end of the course</text:span><text:span text:style-name="T2">. However, you can run the </text:span><text:a xlink:type="simple" xlink:href="https://github.com/ikokkari/PythonProblems/blob/master/tester109.py" text:style-name="ListLabel_20_47" text:visited-style-name="ListLabel_20_47"><text:span text:style-name="T14">tester109.py</text:span></text:a><text:span text:style-name="T2"> script at any time to validate the functions that you have completed so far, so you always know exactly where you are standing on the grading of this course. These tests are executed in the same order that your functions appear in the </text:span><text:span text:style-name="T15">labs109.py</text:span><text:span text:style-name="T2"> file, helping you to concentrate on the current function.</text:span></text:p>
      <text:p text:style-name="P2"/>
      <text:p text:style-name="P1"><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he test battery for each individual function should take at most a couple of seconds to complete. If some test takes a minute or more, your code is too slow and its logic desperately needs to be streamlined, usually by shaving off one level of nesting from your structured loops, sometimes by using a </text:span><text:span text:style-name="T15">set</text:span><text:span text:style-name="T2"> or a </text:span><text:span text:style-name="T15">dict</text:span><text:span text:style-name="T2"> to remember the things your function has previously seen and done.</text:span></text:p>
      <text:p text:style-name="P6"/>
      <text:p text:style-name="P7"><text:a xlink:type="simple" xlink:href="http://www.catb.org/~esr/writings/taoup/html/ch11s09.html" text:style-name="ListLabel_20_48" text:visited-style-name="ListLabel_20_48"><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2"/>
      <text:p text:style-name="P1"><text:span text:style-name="T2">This specification document and the automated tester script are released under GNU Public License version 3 to be distributed and adapted freely.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e author's thanks for going far above and beyond the call of duty in completing solutions that either revealed errors in the original problem specifications or the private model solutions, or independently agreed with the private model solution and this way raised the confidence to the correctness of both.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is letter grade should be returned as a string that consists of the uppercase letter followed by the modifier </text:span><text:span text:style-name="T15">'+'</text:span><text:span text:style-name="T2"> or </text:span><text:span text:style-name="T15">'-'</text:span><text:span text:style-name="T2">, if there is one. This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to use an </text:span><text:span text:style-name="T5">if-else ladder</text:span><text:span text:style-name="T2">. The file </text:span><text:a xlink:type="simple" xlink:href="https://github.com/ikokkari/PythonProblems/blob/master/labs109.py" text:style-name="ListLabel_20_47" text:visited-style-name="ListLabel_20_47"><text:span text:style-name="T14">labs109.py</text:span></text:a><text:span text:style-name="T2"> given in the repository </text:span><text:a xlink:type="simple" xlink:href="https://github.com/ikokkari/PythonProblems" text:style-name="ListLabel_20_47" text:visited-style-name="ListLabel_20_47"><text:span text:style-name="T14">ikokkari/PythonProblems</text:span></text:a><text:span text:style-name="T2"> already contains an implementation of this function for you to run the tester script </text:span><text:a xlink:type="simple" xlink:href="https://github.com/ikokkari/PythonProblems/blob/master/tester109.py" text:style-name="ListLabel_20_47" text:visited-style-name="ListLabel_20_47"><text:span text:style-name="T14">tester109.py</text:span></text:a><text:span text:style-name="T2"> to verify that everything is working hunky dor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and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with the integer division </text:span><text:span text:style-name="T15">//</text:span><text:span text:style-name="T2"> effectively chops off its last digit, whereas the remainder operator </text:span><text:span text:style-name="T15">%</text:span><text:span text:style-name="T2"> can be used to extract that last digit. These operations allow us to iterate through the digits of an integer one at the time from lowest to highest, almost as if that integer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instead of ten allows you to iterate through the </text:span><text:span text:style-name="T5">bits</text:span><text:span text:style-name="T2"> of the </text:span><text:span text:style-name="T5">binary representation</text:span><text:span text:style-name="T2"> of any integer, which will come handy in problems in your later courses that expect you to be able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of ℤ</text:span><text:span text:style-name="T29">2</text:span><text:span text:style-name="T2">, the infinite two-dimensional lattice grid of all possible pairs of integers. The taxicab also has a direction that is always one of the four main compass directions, and is initially heading north. This taxicab then faithfully executes the given sequence of </text:span><text:span text:style-name="T15">moves</text:span><text:span text:style-name="T2">, guaranteed to be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FFLF'</text:span></text:p>
          </table:table-cell>
          <table:table-cell table:style-name="Table10.A1" office:value-type="string">
            <text:p text:style-name="P3"><text:span text:style-name="T15">(-2, -1)</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A generalized </text:span><text:span text:style-name="T6">n</text:span><text:span text:style-name="T2">-by-</text:span><text:span text:style-name="T6">n</text:span><text:span text:style-name="T2"> chessboard has been invaded by a parliament of </text:span><text:span text:style-name="T15">rooks</text:span><text:span text:style-name="T2">, each rook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Chirality</text:span> </text:p>
      <text:p text:style-name="P2"/>
      <text:p text:style-name="P1"><text:span text:style-name="T15">def is_left_handed(pips):</text:span></text:p>
      <text:p text:style-name="P2"/>
      <text:p text:style-name="P1"><text:span text:style-name="T2">Even though this has no effect on fairness, pips from one to six are not painted on dice faces just any which way but that the </text:span><text:a xlink:type="simple" xlink:href="https://en.wikipedia.org/wiki/Dice#Arrangement" text:style-name="ListLabel_20_46" text:visited-style-name="ListLabel_20_46"><text:span text:style-name="T11">pips on the opposite faces always add up to seven</text:span></text:a><text:span text:style-name="T2">. None of the forbidden neighbours of pip value pairs 1-6, 2-5 and 3-4 can be seen together from any viewing direction, and exactly one value from each pair meets the two other values in each of the eight corners of the cube. </text:span></text:p>
      <text:p text:style-name="P2"/>
      <text:p text:style-name="P1"><text:span text:style-name="T2">This still leaves two possibilities for painting these pips. Find the corner shared by the faces painted with 1, 2, and 3, and read the numbers painted on these faces clockwise around that corner starting from 1. You will see either 123 for a </text:span><text:span text:style-name="T5">left-handed</text:span><text:span text:style-name="T2"> die, or 132 for a </text:span><text:span text:style-name="T5">right-handed</text:span><text:span text:style-name="T2"> die. The three numbers around any one of the eight corners determine the handedness of that entire die just as surely. Just like a pair of gloves separately made for the left and right hand, left- and right-handed dice are annoyingly identical, yet no matter how you twist and turn, you can't change either one to match the other one. (At least not without taking that object "through the Looking-Glass" and flipping it over in the fourth dimension!)</text:span></text:p>
      <text:p text:style-name="P2"/>
      <text:p text:style-name="P1"><text:span text:style-name="T2">Given the three-tuple of </text:span><text:span text:style-name="T15">pips</text:span><text:span text:style-name="T2"> around a corner read in clockwise order, determine whether that die is left-handed. There are only 2</text:span><text:span text:style-name="T29">3</text:span><text:span text:style-name="T2">*3! = 8*6 = 48 possible situations to test for, but try to find and cheerily exploit as many of the ample symmetries of this problem as you can. (For starters, what would happen to the handedness of a die, if you swapped the pips on any two opposite sides?)</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pip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1, 2, 3)</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1, 3, 5)</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5, 3, 1)</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6, 3, 2)</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6, 5, 4)</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4, 5, 6)</text:span></text:p>
          </table:table-cell>
          <table:table-cell table:style-name="Table15.A1" office:value-type="string">
            <text:p text:style-name="P3"><text:span text:style-name="T15">True</text:span></text:p>
          </table:table-cell>
        </table:table-row>
      </table:table>
      <text:p text:style-name="P2"/>
      <text:p text:style-name="P1"><text:span text:style-name="T2">As the final point to ponder, imagine that our physical space had </text:span><text:span text:style-name="T6">k</text:span><text:span text:style-name="T2"> dimensions, instead of merely just the familiar three. How would dice even be cast (in both senses of this word) in </text:span><text:span text:style-name="T6">k</text:span><text:span text:style-name="T2"> dimensions? How would you generalize your function to find the chirality of an arbitrary </text:span><text:span text:style-name="T6">k</text:span><text:span text:style-name="T2">-dimensional die?</text:span></text:p>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lecture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2485220057"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cols</text:span><text:span text:style-name="T2"> numbers from </text:span><text:span text:style-name="T15">start</text:span><text:span text:style-name="T2"> in ascending order. However, similar to the way an ox slowly plowed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5">def word_height(words, word):</text:span></text:p>
      <text:p text:style-name="P2"/>
      <text:p text:style-name="P1"><text:span text:style-name="T2">The </text:span><text:span text:style-name="T5">length</text:span><text:span text:style-name="T2"> of a word is easy enough to define and compute by counting its characters. Taking the road less traveled, we define the </text:span><text:span text:style-name="T5">height</text:span><text:span text:style-name="T2"> of the given </text:span><text:span text:style-name="T15">word</text:span><text:span text:style-name="T2"> with the following </text:span><text:span text:style-name="T5">recursive</text:span><text:span text:style-name="T2"> rule. As the base case, any character string that is not a member of the list of all </text:span><text:span text:style-name="T15">words</text:span><text:span text:style-name="T2"> automatically has the height of zero. Otherwise, the height of the given </text:span><text:span text:style-name="T15">word</text:span><text:span text:style-name="T2"> equals one plus the whichever is larger of the two heights of its nonempty left and right pieces that it can be split into. To make the heights unambiguous, splitting into the left and right pieces must be done to produce the tallest height. For example, the height of </text:span><text:span text:style-name="T15">'blamability'</text:span><text:span text:style-name="T2"> is two, since it can be split into </text:span><text:span text:style-name="T15">'blam'</text:span><text:span text:style-name="T2"> and </text:span><text:span text:style-name="T15">'ability'</text:span><text:span text:style-name="T2"> that split no further, and therefore have a height of one by the easy virtue of being words.</text:span></text:p>
      <text:p text:style-name="P2"/>
      <text:p text:style-name="P1"><text:span text:style-name="T2">Since the list of all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a piece is a legitimate word. Be mindful of pieces that start with two or more copies of the letter </text:span><text:span text:style-name="T15">z</text:span><text:span text:style-name="T2">, though. (Yes, they will happen.)</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inside </text:span><text:span text:style-name="T15">words_sorted.txt</text:span><text:span text:style-name="T2"> with its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3495961738"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30">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logic might be best be written as a </text:span><text:span text:style-name="T5">generator</text:span><text:span text:style-name="T2"> that </text:span><text:span text:style-name="T15">yield</text:span><text:span text:style-name="T2">s such numbers. The body of the generator consists of two nested loops. The outer loop iterates through the number of digits </text:span><text:span text:style-name="T15">d</text:span><text:span text:style-name="T2"> in the current number. For each value of </text:span><text:span text:style-name="T15">d</text:span><text:span text:style-name="T2">, the inner loop iterates through all possible ways for </text:span><text:span text:style-name="T15">k</text:span><text:span text:style-name="T2"> ranging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s. <text:s/>With most of the work done inside the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77700</text:span></text:p>
          </table:table-cell>
          <table:table-cell table:style-name="Table20.A1" office:value-type="string">
            <text:p text:style-name="P3"><text:span text:style-name="T15">77700</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7" text:visited-style-name="ListLabel_20_47"><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Lana, </text:span><text:span text:style-name="T6">literally</text:span><text:span text:style-name="T2">) was surrounded by the overwhelming Roman forced. In their righteous zeal to avoid capture and slow humiliating death by crucifixion,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survivors who get to walk away from this grim circle. Note that </text:span><text:span text:style-name="T15">k</text:span><text:span text:style-name="T2"> can also be arbitrarily large compared to the number of men still in the dwindling circle... </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999999</text:span></text:p>
          </table:table-cell>
          <table:table-cell table:style-name="Table22.A1" office:value-type="string">
            <text:p text:style-name="P3"><text:span text:style-name="T15">[3, 2, 4,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gt;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1">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o let your function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text:span></text:p>
          </table:table-cell>
        </table:table-row>
      </table:table>
      <text:p text:style-name="P2"/>
      <text:p text:style-name="P19"><text:bookmark text:name="_pxgpe19ljupq"/><text:span text:style-name="T1">Sum the balls off the brass monkey</text:span></text:p>
      <text:p text:style-name="P4"/>
      <text:p text:style-name="P1"><text:span text:style-name="T15">def pyramid_blocks(n, m, h):</text:span></text:p>
      <text:p text:style-name="P2"/>
      <text:p text:style-name="P1"><text:span text:style-name="T2">Mysteries of the pyramids have fascinated humanity through the ages. Instead of packing your machete and pith helmet to trek through deserts and jungles to raid the hidden treasures of the ancients like Indiana Croft, or by gaining visions of enlightenment by intensely meditating under the apex set over a square base like Deepak Veidt, this problem deals with truncated </text:span><text:a xlink:type="simple" xlink:href="http://untoldhistoryrevealed.blogspot.com/2016/05/brass-monkey.html" text:style-name="ListLabel_20_46" text:visited-style-name="ListLabel_20_46"><text:span text:style-name="T11">brass monkeys</text:span></text:a><text:span text:style-name="T2"> of layers of discrete uniform spheres, in spirit of that </text:span><text:a xlink:type="simple" xlink:href="https://en.wikipedia.org/wiki/Spherical_cow" text:style-name="ListLabel_20_46" text:visited-style-name="ListLabel_20_46"><text:span text:style-name="T11">spherical cow running in a vacuum</text:span></text:a><text:span text:style-name="T2">. Given that the </text:span><text:span text:style-name="T6">top</text:span><text:span text:style-name="T2"> layer of the truncated brass monkey consists of </text:span><text:span text:style-name="T15">n</text:span><text:span text:style-name="T2"> rows and </text:span><text:span text:style-name="T15">m</text:span><text:span text:style-name="T2"> columns of spheres, and each solid layer immediately below the one above it always contains one more row and one more column, how many spheres in total make up this truncated brass monkey that has </text:span><text:span text:style-name="T15">h</text:span><text:span text:style-name="T2"> layers?</text:span></text:p>
      <text:p text:style-name="P2"/>
      <text:p text:style-name="P1"><text:span text:style-name="T2">This problem could be solved in a straightforward </text:span><text:span text:style-name="T5">brute force</text:span><text:span text:style-name="T2"> fashion by mechanistically tallying up the spheres through these layers. However, the fair and just reward for such a blunt approach is that you get to watch the automated tester take roughly a minute to terminate! Some creative use of discrete math and summation formulas gives an </text:span><text:span text:style-name="T5">analytical closed form formula</text:span><text:span text:style-name="T2"> that makes the answers come out</text:span><text:span text:style-name="T6"> </text:span><text:span text:style-name="T2">pretty much immediately by plugging the values of </text:span><text:span text:style-name="T15">n</text:span><text:span text:style-name="T2">, </text:span><text:span text:style-name="T15">m</text:span><text:span text:style-name="T2"> and </text:span><text:span text:style-name="T15">h</text:span><text:span text:style-name="T2"> into that formula. (Seeing that the brass monkey is a discrete pyramidal shape, surely the </text:span><text:a xlink:type="simple" xlink:href="https://en.wikipedia.org/wiki/Pyramidal_number" text:style-name="ListLabel_20_46" text:visited-style-name="ListLabel_20_46"><text:span text:style-name="T11">pyramidal numbers</text:span></text:a><text:span text:style-name="T2"> might be of some assistance here...)</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
      <text:p text:style-name="P19"><text:bookmark text:name="_2fdcskkqox7g"/><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lmost as if intended as a metaphor for the bleak daily life behind the Iron Curtain, all pebbles are identical and you don't have any choice in your moves. Each move picks up exactly one pebble from each pile (even if doing so makes that pile vanish), and creates a new pile from the resulting handful. For example, starting with </text:span><text:span text:style-name="T15">piles=[7, 4, 2, 1, 1]</text:span><text:span text:style-name="T2">, the first move turns this into </text:span><text:span text:style-name="T15">[6, 3, 1, 5]</text:span><text:span text:style-name="T2">. The next move turns that into </text:span><text:span text:style-name="T15">[5, 2, 4, 4]</text:span><text:span text:style-name="T2">, which then turns into the five-pile configuration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in sorted order. Note how applying the basic move to this goal state simply leads right back in that same goal state. (In mathematical lingo, the goal state is a </text:span><text:span text:style-name="T5">fixed point</text:span><text:span text:style-name="T2"> of the transformation function between these configurations of pebbles, so the process gets stuck there forever once it reaches it.)</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It was used as an example of a while-loop where it is not immediately obvious that this loop will always eventually reach its goal and terminate, analogous to the behaviour of the Collatz 3</text:span><text:span text:style-name="T6">x</text:span><text:span text:style-name="T2">+1 problem we saw back in </text:span><text:a xlink:type="simple" xlink:href="https://github.com/ikokkari/PythonExamples/blob/master/mathproblems.py" text:style-name="ListLabel_20_47" text:visited-style-name="ListLabel_20_47"><text:span text:style-name="T14">mathproblems.py</text:span></text:a><text:span text:style-name="T2">. However, unlike in that still annoyingly open problem, a combinatorial proof shows that Bulgarian solitaire can never get stuck, but will terminate from any starting configuration of pyramidal numbers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To start this deadly combat of wits, she must immediately commit to her entire sequence of future </text:span><text:span text:style-name="T15">moves</text:span><text:span text:style-name="T2">, given to this function as a string of characters </text:span><text:span text:style-name="T15">'+'</text:span><text:span text:style-name="T2"> ("🎶 just a step to the ri-i-i-i-ight" 🎶) and </text:span><text:span text:style-name="T15">'-'</text:span><text:span text:style-name="T2"> (move one step to the left). Your task is to find and return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 to each direction.</text:span></text:p>
      <text:p text:style-name="P2"/>
      <text:p text:style-name="P1"><text:span text:style-name="T2">If several values of </text:span><text:span text:style-name="T15">k</text:span><text:span text:style-name="T2"> would work, return the smallest value of the possible values of </text:span><text:span text:style-name="T15">k</text:span><text:span text:style-name="T2"> that minimizes the number of steps before the downfall. Otherwise, those freaking Tolkien eagles will once again swoop down to rescue your nemesis. She will then return in a third year analysis of algorithms course as an </text:span><text:span text:style-name="T5">adversary</text:span><text:span text:style-name="T2"> who puts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true median, but the element that Tukey's ninther algorithm would return as its approximation of the true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5">comparison-based</text:span><text:span text:style-name="T2"> algorithm never performs any arithmetic between elements.)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combinatorics material)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so that all that matters is maximizing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he roll </text:span><text:span text:style-name="T15">[1, 1, 1]</text:span><text:span text:style-name="T2">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2">This problem ought to be a straightforward exercise on if-else ladders combined with simple sequence management. Your function should be swift and sure to return the correct answer for every one of the 6</text:span><text:span text:style-name="T29">3</text:span><text:span text:style-name="T2"> = 216 possible pip combinations. However, you will surely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7" text:visited-style-name="ListLabel_20_47"><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9"><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46" text:visited-style-name="ListLabel_20_46"><text:span text:style-name="T11">How a Strange Grid Reveals Hidden Connections Between Simple Numbers</text:span></text:a><text:span text:style-name="T2">" in </text:span><text:span text:style-name="T6">Quanta Magazine</text:span><text:span text:style-name="T2">.)</text:span></text:p>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To extract the lowest digit of a positive integer </text:span><text:span text:style-name="T15">n</text:span><text:span text:style-name="T2">, use the expression </text:span><text:span text:style-name="T15">n % 10</text:span><text:span text:style-name="T2">. To extract all other digits withou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o be given in sorted ascending order and never overlap with each other, create and return the list that contains all the integers contained inside these intervals. In solving this problem the same as any other problems, it is always better to not have to reinvent the wheel, but always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9"><text:bookmark text:name="_637ktqu3ro6a"/><text:span text:style-name="T1">Reversing the deserver</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7" text:visited-style-name="ListLabel_20_47"><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7" text:visited-style-name="ListLabel_20_47"><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to never have to worry that function silently modifies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serve as any sort of practical programming tools, but demonstrate tongue-in-cheek how some deceptively simple mechanism (or merely disguised as simple, with complexity emerging organically from its simple rules) unexpectedly grants its wielder the powers of </text:span><text:span text:style-name="T5">universal computation</text:span><text:span text:style-name="T2">. Introduced by </text:span><text:a xlink:type="simple" xlink:href="https://en.wikipedia.org/wiki/Raymond_Smullyan" text:style-name="ListLabel_20_46" text:visited-style-name="ListLabel_20_46"><text:span text:style-name="T11">Raymond Smullyan</text:span></text:a><text:span text:style-name="T2"> in one of his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denoted below by </text:span><text:span text:style-name="T15">X</text:span><text:span text:style-name="T2">) depends on the first digit. Notice how rule 2 is applied to </text:span><text:span text:style-name="T15">X</text:span><text:span text:style-name="T2"> itself, whereas rules 3 to 5 are applied to </text:span><text:span text:style-name="T15">Y = mcculloch(X)</text:span><text:span text:style-name="T2">. This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Formula for the 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N/A</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 The required </text:span><text:span text:style-name="T15">k</text:span><text:span text:style-name="T2"> smaller items do not need to be consecutive immediate predecessors of the current item, but they can be any </text:span><text:span text:style-name="T15">k</text:span><text:span text:style-name="T2"> items positioned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self-describing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been taken over by some </text:span><text:a xlink:type="simple" xlink:href="https://en.wikipedia.org/wiki/Bishop_(chess)" text:style-name="ListLabel_20_46" text:visited-style-name="ListLabel_20_46"><text:span text:style-name="T11">bishops</text:span></text:a><text:span text:style-name="T2">, each represented as a tuple </text:span><text:span text:style-name="T15">(row, column)</text:span><text:span text:style-name="T2"> of the row and the column of the square the bishop stands on. Same as in the earlier version of this problem with rampaging rooks, the rows and columns are numbered from 0 to </text:span><text:span text:style-name="T6">n</text:span><text:span text:style-name="T2"> - 1. Unlike a chess rook whose moves are </text:span><text:span text:style-name="T5">axis-aligned</text:span><text:span text:style-name="T2">,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determine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check whether the horizontal distance between those squares equals their vertical distance, which is both necessary and sufficient for those squares to lie on the same diagonal. This way you don't need to write the essentially identical block of logic separately for the four diagonal directions, but a singl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as the need for them emerges, so that their existence is similar to that of fictional characters such as Donald Duck and James Bond, woven into our reality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its predecessor position </text:span><text:span text:style-name="T15">i-1</text:span><text:span text:style-name="T2">, and exactly </text:span><text:span text:style-name="T15">right</text:span><text:span text:style-name="T2"> coins spill into its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7" text:visited-style-name="ListLabel_20_47"><text:span text:style-name="T14">deque</text:span></text:a><text:span text:style-name="T2"> from the </text:span><text:a xlink:type="simple" xlink:href="https://docs.python.org/3/library/fractions.html" text:style-name="ListLabel_20_47" text:visited-style-name="ListLabel_20_47"><text:span text:style-name="T14">fractions</text:span></text:a><text:span text:style-name="T2"> and </text:span><text:a xlink:type="simple" xlink:href="https://docs.python.org/3.3/library/collections.html" text:style-name="ListLabel_20_47" text:visited-style-name="ListLabel_20_47"><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hopping alo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such as either one or both frogs hopping in place,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these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gives you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text:span><text:span text:style-name="T15">append</text:span><text:span text:style-name="T2"> it to the end of the list. Whenever the current item is one of the four arithmetic operations, </text:span><text:span text:style-name="T15">pop</text:span><text:span text:style-name="T2"> two items from the end of the list, perform that operation on those items, and </text:span><text:span text:style-name="T15">append</text:span><text:span text:style-name="T2">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e same cycle, distinct from another possible cycle of these three elements given as either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hat position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of the permutation still allows unique reconstruction of its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already computed heat values of lower stat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Combining the first names of celebrity couples into a catchy shorthand for media consumption turns out to be surprisingly simple to automate. Start by counting how many maximal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each vowel group can contain more than one vowel, as in the word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text:span><text:span text:style-name="T25">e</text:span><text:span text:style-name="T15">n'</text:span><text:span text:style-name="T2"> becomes </text:span><text:span text:style-name="T15">'b'</text:span><text:span text:style-name="T2">, and </text:span><text:span text:style-name="T15">'br</text:span><text:span text:style-name="T25">a</text:span><text:span text:style-name="T15">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perhaps trained with </text:span><text:span text:style-name="T5">deep learning</text:span><text:span text:style-name="T2"> techniques to also recognize the </text:span><text:span text:style-name="T5">semantic</text:span><text:span text:style-name="T2"> content of word combination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7" text:visited-style-name="ListLabel_20_47"><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therefore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text:span><text:span text:style-name="T5">G</text:span><text:span text:style-name="T9">reedy strategies</text:span><text:span text:style-name="T8"> that might seem natural for the addiction-riddled brain of the Cookie Monster, such as "choose </text:span><text:span text:style-name="T26">p</text:span><text:span text:style-name="T8"> to maximize the number of cookies eaten at the current move" or "choose </text:span><text:span text:style-name="T26">p</text:span><text:span text:style-name="T8"> to eliminate the largest possible number of piles" (yep, </text:span><text:span text:style-name="T2">think about that one), </text:span><text:span text:style-name="T8">do not always </text:span><text:span text:style-name="T2">produce</text:span><text:span text:style-name="T8"> the shortest sequence of moves.</text:span></text:p>
      <text:p text:style-name="P19"><text:bookmark text:name="_352b94z785sb"/><text:span text:style-name="T1">Autocorrect for sausage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somewhere around the intended key.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find and return the word in the list of </text:span><text:span text:style-name="T15">words</text:span><text:span text:style-name="T2"> that have the same number of letters and whose distance, measured as the sum of the distances of the characters in the same position, is the smallest. If several words are equidistant from </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 Similarly, even though </text:span><text:span text:style-name="T15">'lobe'</text:span><text:span text:style-name="T2"> is a perfectly valid word, the sentence </text:span><text:span text:style-name="T15">'I lobe you'</text:span><text:span text:style-name="T2"> is most likely a typo...</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7">→</text:span><text:span text:style-name="T15">k</text:span><text:span text:style-name="T2">, </text:span><text:span text:style-name="T15">C</text:span><text:span text:style-name="T27">→</text:span><text:span text:style-name="T15">i</text:span><text:span text:style-name="T2"> and </text:span><text:span text:style-name="T15">D</text:span><text:span text:style-name="T27">→</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only integer arithmetic and conditional statements to get to the truth.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7" text:visited-style-name="ListLabel_20_47"><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example program. The trick taking power of a </text:span><text:span text:style-name="T5">bridge</text:span><text:span text:style-name="T2">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2123247742"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2">Except in cases where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jovial spirit of "</text:span><text:a xlink:type="simple" xlink:href="https://en.wiktionary.org/wiki/close_enough_for_government_work" text:style-name="ListLabel_20_46" text:visited-style-name="ListLabel_20_46"><text:span text:style-name="T11">close enough for government work</text:span></text:a><text:span text:style-name="T2">", we consider such powers to "hit" if their absolute difference </text:span><text:span text:style-name="T15">abs(a**pa-b**bp)</text:span><text:span text:style-name="T2"> multiplied by the desired </text:span><text:span text:style-name="T15">tolerance</text:span><text:span text:style-name="T2"> is at most equal to the smaller of those two powers. (This definition intentionally avoids division to keep it fast and accurate for arbitrarily large integers.) For example, </text:span><text:span text:style-name="T15">tolerance=100</text:span><text:span text:style-name="T2"> requires their difference to be at most 1%. 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The 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very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7" text:visited-style-name="ListLabel_20_47"><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potentially express the number as an integer power to know from the get-go that </text:span><text:span text:style-name="T15">12345**67890 - 1</text:span><text:span text:style-name="T2"> cannot be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30">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2">i</text:span><text:span text:style-name="T2"> and </text:span><text:span text:style-name="T6">F</text:span><text:span text:style-name="T32">i</text:span><text:span text:style-name="T31">+1</text:span><text:span text:style-name="T2">, since otherwise also their sum </text:span><text:span text:style-name="T6">F</text:span><text:span text:style-name="T32">i</text:span><text:span text:style-name="T31">+2</text:span><text:span text:style-name="T2"> would have fit inside </text:span><text:span text:style-name="T6">n</text:span><text:span text:style-name="T2"> and been used instead of </text:span><text:span text:style-name="T6">F</text:span><text:span text:style-name="T32">i</text:span><text:span text:style-name="T31">+1</text:span><text:span text:style-name="T2"> and thus would have prevented the use of </text:span><text:span text:style-name="T6">F</text:span><text:span text:style-name="T32">i</text:span><text:span text:style-name="T31">+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7">c</text:span><text:span text:style-name="T5"> that does not appear anywhere in the previous rows</text:span><text:span text:style-name="T2">. Since every row is strictly ascending and grows exponentially fast, you can find this out by looking at relatively short finite prefixes of these row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of each row, since the rest of the row is then utterly trivial to generate as far as needed. This function should return the position of </text:span><text:span text:style-name="T15">n</text:span><text:span text:style-name="T2"> inside the Wythoff array as a two-tuple of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wheels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7" text:visited-style-name="ListLabel_20_47"><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ree also included in </text:span><text:span text:style-name="T15">points</text:span><text:span text:style-name="T2">. You can therefore loop through all possibilities for the bottom left point </text:span><text:span text:style-name="T15">(x, y)</text:span><text:span text:style-name="T2"> and the direction vector </text:span><text:span text:style-name="T15">(dx, dy)</text:span><text:span text:style-name="T2"> to be guaranteed to find all squares in the grid. But still try to be economical in these loops so this function sweeps up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little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sometimes be broken down into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let your function efficiently </text:span><text:a xlink:type="simple" xlink:href="https://en.wikipedia.org/wiki/Gleaming_the_Cube" text:style-name="ListLabel_20_46" text:visited-style-name="ListLabel_20_46"><text:span text:style-name="T11">gleam these cubes</text:span></text:a><text:span text:style-name="T2"> even for large </text:span><text:span text:style-name="T15">n</text:span><text:span text:style-name="T2">, it might be a good idea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through finite. Since the cube of a negative number is also negative, no finite upper bound for search would exist if negative numbers were allowed. Breaking some small and simple number into a sum of exactly three cubes can suddenly blow up to be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3839486256"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same Martin Gardner column as in the Bulgarian solitaire problem also discussed this puzzle as an example of a seemingly unlimited process where it turns out that even if you were allowed to freely choose your fractions, every such sequence will inevitably have painted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a lazy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to be fast enough to finish reasonably quickly even for a large list of points. Try not to do much more work than is necessary to identify and remove the current maximal points. Start by noting how each point can potentially be dominated only by those points whose distance from the origin </text:span><text:span text:style-name="T15">(0, 0)</text:span><text:span text:style-name="T2"> is strictly larger. And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3034594519"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lso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Examples of trip-filled strings are </text:span><text:span text:style-name="T15">'pacepad'</text:span><text:span text:style-name="T2">, </text:span><text:span text:style-name="T15">'baganami'</text:span><text:span text:style-name="T2"> and </text:span><text:span text:style-name="T15">'udianaahunat'</text:span><text:span text:style-name="T2">, provided that we use some of the more obscure words such as </text:span><text:span text:style-name="T15">'</text:span><text:a xlink:type="simple" xlink:href="https://www.dictionary.com/browse/cep" text:style-name="ListLabel_20_47" text:visited-style-name="ListLabel_20_47"><text:span text:style-name="T14">cep</text:span></text:a><text:span text:style-name="T15">'</text:span><text:span text:style-name="T2"> and </text:span><text:span text:style-name="T15">'</text:span><text:a xlink:type="simple" xlink:href="https://www.dictionary.com/browse/gan" text:style-name="ListLabel_20_47" text:visited-style-name="ListLabel_20_47"><text:span text:style-name="T14">gan</text:span></text:a><text:span text:style-name="T15">'</text:span><text:span text:style-name="T2"> from </text:span><text:span text:style-name="T15">words_sorted.txt</text:span><text:span text:style-name="T2">. Given a </text:span><text:span text:style-name="T15">pattern</text:span><text:span text:style-name="T2"> made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any letter of your choice.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7" text:visited-style-name="ListLabel_20_47"><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this time of need.) For each su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ordinary recursion suffices instead of an entire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from the tester, </text:span><text:span text:style-name="T15">tabu</text:span><text:span text:style-name="T2"> is always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computational complexity usually emerges.</text:span></text:p>
      <text:p text:style-name="P2"/>
      <text:p text:style-name="P1"><text:span text:style-name="T2">Normally we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6">n</text:span><text:span text:style-name="T2">, return the list of signed powers of three that add up to </text:span><text:span text:style-name="T6">n</text:span><text:span text:style-name="T2">, listing these powers in the descending order of their absolute values. This problem could be solved in a few different ways. The page "</text:span><text:a xlink:type="simple" xlink:href="https://cp-algorithms.com/algebra/balanced-ternary.html" text:style-name="ListLabel_20_46" text:visited-style-name="ListLabel_20_46"><text:span text:style-name="T11">Balanced ternary</text:span></text:a><text:span text:style-name="T2">" shows one way to do this by first converting </text:span><text:span text:style-name="T6">n</text:span><text:span text:style-name="T2"> to </text:span><text:span text:style-name="T5">unbalanced ternary</text:span><text:span text:style-name="T2"> (this is just base three with coefficients 0, 1 and 2) and taking it from there. Another way to achieve the same end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into the result and convert </text:span><text:span text:style-name="T6">n</text:span><text:span text:style-name="T2"> - </text:span><text:span text:style-name="T6">p</text:span><text:span text:style-name="T2"> for the rest, or take 3</text:span><text:span text:style-name="T6">p</text:span><text:span text:style-name="T2"> in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1">0</text:span><text:span text:style-name="T2"> = </text:span><text:span text:style-name="T15">'0'</text:span><text:span text:style-name="T2"> and </text:span><text:span text:style-name="T6">S</text:span><text:span text:style-name="T31">1</text:span><text:span text:style-name="T2"> = </text:span><text:span text:style-name="T15">'01'</text:span><text:span text:style-name="T2">, followed by the recursive rule </text:span><text:span text:style-name="T6">S</text:span><text:span text:style-name="T32">n</text:span><text:span text:style-name="T2"> = </text:span><text:span text:style-name="T6">S</text:span><text:span text:style-name="T32">n</text:span><text:span text:style-name="T31">-1</text:span><text:span text:style-name="T6">S</text:span><text:span text:style-name="T32">n</text:span><text:span text:style-name="T31">-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1">∞ </text:span><text:span text:style-name="T2">because it would be infinitely long, we can construct the character at any particular position </text:span><text:span text:style-name="T6">k</text:span><text:span text:style-name="T2"> of </text:span><text:span text:style-name="T6">S</text:span><text:span text:style-name="T31">∞</text:span><text:span text:style-name="T2"> in a finite number of steps by realizing that after generating some word </text:span><text:span text:style-name="T6">S</text:span><text:span text:style-name="T32">n</text:span><text:span text:style-name="T2"> that is longer than </text:span><text:span text:style-name="T6">k</text:span><text:span text:style-name="T2">, every longer word </text:span><text:span text:style-name="T6">S</text:span><text:span text:style-name="T32">m</text:span><text:span text:style-name="T2"> for </text:span><text:span text:style-name="T6">m</text:span><text:span text:style-name="T2"> &gt; </text:span><text:span text:style-name="T6">n</text:span><text:span text:style-name="T2">, and therefore also the infinite word </text:span><text:span text:style-name="T6">S</text:span><text:span text:style-name="T31">∞</text:span><text:span text:style-name="T2">, must start with the exact same prefix </text:span><text:span text:style-name="T6">S</text:span><text:span text:style-name="T32">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2">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8" style:display-name="ListLabel 4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088" meta:word-count="31617" meta:character-count="182080" meta:non-whitespace-character-count="152518"/>
    <meta:generator>LibreOfficeDev/6.0.5.2$Linux_X86_64 LibreOffice_project/</meta:generator>
  </office:meta>
</office:document-meta>
</file>